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7917in" fo:margin-left="0.5042in" table:align="left"/>
    </style:style>
    <style:style style:name="Table1.A" style:family="table-column">
      <style:table-column-properties style:column-width="0.9326in"/>
    </style:style>
    <style:style style:name="Table1.B" style:family="table-column">
      <style:table-column-properties style:column-width="1.1451in"/>
    </style:style>
    <style:style style:name="Table1.C" style:family="table-column">
      <style:table-column-properties style:column-width="1.1438in"/>
    </style:style>
    <style:style style:name="Table1.D" style:family="table-column">
      <style:table-column-properties style:column-width="1.1424in"/>
    </style:style>
    <style:style style:name="Table1.F" style:family="table-column">
      <style:table-column-properties style:column-width="1.1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7451" officeooo:paragraph-rsid="0052745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5735c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weight="bold" officeooo:rsid="0063cd74" officeooo:paragraph-rsid="0065ab1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fo:font-weight="bold" officeooo:rsid="0068bce2" officeooo:paragraph-rsid="0068bce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tyle="italic" officeooo:rsid="006692ac" officeooo:paragraph-rsid="006692ac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officeooo:rsid="0068bce2" officeooo:paragraph-rsid="0068bce2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officeooo:rsid="0069846a" officeooo:paragraph-rsid="0069846a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491baa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65ab19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530" officeooo:paragraph-rsid="0065ab19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759af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735c8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59af" officeooo:paragraph-rsid="005759af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9435d" officeooo:paragraph-rsid="0059435d" style:font-size-asian="12pt" style:font-weight-asian="bold" style:font-size-complex="12pt" style:font-weight-complex="bold"/>
    </style:style>
    <style:style style:name="P22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bce2" officeooo:paragraph-rsid="0068bce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9846a" officeooo:paragraph-rsid="0069846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27451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5ab19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65c72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735c8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officeooo:paragraph-rsid="00565c72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DejaVu Sans Condensed" officeooo:paragraph-rsid="005735c8"/>
    </style:style>
    <style:style style:name="P30" style:family="paragraph" style:parent-style-name="Standard" style:list-style-name="L8">
      <style:paragraph-properties fo:text-align="start" style:justify-single-word="false"/>
      <style:text-properties style:font-name="DejaVu Sans Condensed" officeooo:paragraph-rsid="005735c8"/>
    </style:style>
    <style:style style:name="P31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759af"/>
    </style:style>
    <style:style style:name="P32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9435d"/>
    </style:style>
    <style:style style:name="P33" style:family="paragraph" style:parent-style-name="Standard">
      <style:paragraph-properties fo:text-align="start" style:justify-single-word="false"/>
      <style:text-properties style:font-name="DejaVu Sans Condensed" officeooo:paragraph-rsid="006cd6dc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DejaVu Sans Condensed" officeooo:rsid="005759af" officeooo:paragraph-rsid="005759af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DejaVu Sans Condensed" officeooo:rsid="00636251" officeooo:paragraph-rsid="0063ec68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DejaVu Sans Condensed" officeooo:rsid="00636251" officeooo:paragraph-rsid="00636251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DejaVu Sans Condensed" officeooo:rsid="0059435d" officeooo:paragraph-rsid="0059435d"/>
    </style:style>
    <style:style style:name="P38" style:family="paragraph" style:parent-style-name="Standard" style:list-style-name="L10">
      <style:paragraph-properties fo:text-align="start" style:justify-single-word="false"/>
      <style:text-properties style:font-name="DejaVu Sans Condensed" fo:font-style="normal" officeooo:rsid="006692ac" officeooo:paragraph-rsid="006692ac" style:font-style-asian="normal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cd6dc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cd6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a553" style:font-weight-asian="bold" style:font-weight-complex="bold"/>
    </style:style>
    <style:style style:name="T3" style:family="text">
      <style:text-properties fo:font-weight="bold" officeooo:rsid="00527451" style:font-weight-asian="bold" style:font-weight-complex="bold"/>
    </style:style>
    <style:style style:name="T4" style:family="text">
      <style:text-properties fo:font-weight="bold" officeooo:rsid="00565c72" style:font-weight-asian="bold" style:font-weight-complex="bold"/>
    </style:style>
    <style:style style:name="T5" style:family="text">
      <style:text-properties fo:font-weight="bold" officeooo:rsid="005759af" style:font-weight-asian="bold" style:font-weight-complex="bold"/>
    </style:style>
    <style:style style:name="T6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3c7f82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43ce95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636251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5e3a38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3395b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52745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5b8f80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66438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63cd7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565c7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5759af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63ec68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5735c8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4ba553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527451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66438a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63cd74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normal" officeooo:rsid="00565c72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fo:font-weight="normal" officeooo:rsid="005759af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fo:font-weight="normal" officeooo:rsid="0059b27b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size="12pt" fo:font-weight="normal" officeooo:rsid="00636251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fo:font-size="12pt" fo:font-weight="normal" officeooo:rsid="004ba553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4ee3f1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5f87e0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fo:font-weight="normal" officeooo:rsid="0059435d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ize="12pt" fo:font-weight="normal" officeooo:rsid="0063ec68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size="12pt" fo:font-weight="normal" officeooo:rsid="0060a835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fo:font-size="12pt" fo:font-weight="normal" officeooo:rsid="0061969d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fo:font-size="12pt" fo:font-weight="normal" officeooo:rsid="00685a83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fo:font-size="12pt" style:font-size-asian="12pt" style:font-size-complex="12pt"/>
    </style:style>
    <style:style style:name="T41" style:family="text">
      <style:text-properties style:text-line-through-style="none" style:text-line-through-type="none" fo:font-size="12pt" officeooo:rsid="00527451" style:font-size-asian="12pt" style:font-size-complex="12pt"/>
    </style:style>
    <style:style style:name="T42" style:family="text">
      <style:text-properties officeooo:rsid="00527451"/>
    </style:style>
    <style:style style:name="T43" style:family="text">
      <style:text-properties officeooo:rsid="004ba553"/>
    </style:style>
    <style:style style:name="T44" style:family="text">
      <style:text-properties officeooo:rsid="00565c72"/>
    </style:style>
    <style:style style:name="T45" style:family="text">
      <style:text-properties officeooo:rsid="005735c8"/>
    </style:style>
    <style:style style:name="T46" style:family="text">
      <style:text-properties officeooo:rsid="005759af"/>
    </style:style>
    <style:style style:name="T47" style:family="text">
      <style:text-properties officeooo:rsid="0064e118"/>
    </style:style>
    <style:style style:name="T48" style:family="text">
      <style:text-properties officeooo:rsid="0063ec68"/>
    </style:style>
    <style:style style:name="T4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9">1<text:span text:style-name="T49">xx</text:span> - Controls</text:p>
          </table:table-cell>
          <table:table-cell table:style-name="Table2.B1" office:value-type="string">
            <text:p text:style-name="P40">2xx - Ground</text:p>
          </table:table-cell>
          <table:table-cell table:style-name="Table2.B1" office:value-type="string">
            <text:p text:style-name="P40">3xx - Flight</text:p>
          </table:table-cell>
          <table:table-cell table:style-name="Table2.B1" office:value-type="string">
            <text:p text:style-name="P40">4xx - A2A</text:p>
          </table:table-cell>
          <table:table-cell table:style-name="Table2.E1" office:value-type="string">
            <text:p text:style-name="P40">5xx - A2G</text:p>
          </table:table-cell>
          <table:table-cell table:style-name="Table2.F1" office:value-type="string">
            <text:p text:style-name="P40">6xx - Misc</text:p>
          </table:table-cell>
        </table:table-row>
      </table:table>
      <text:p text:style-name="P33"><text:span text:style-name="T7">5</text:span><text:span text:style-name="T8">0</text:span><text:span text:style-name="T9">2</text:span><text:span text:style-name="T10"> - </text:span><text:span text:style-name="T11">A/G</text:span><text:span text:style-name="T12"> - </text:span><text:span text:style-name="T13">L-39ZA </text:span><text:span text:style-name="T14">Bombs, Rockets</text:span></text:p>
      <text:p text:style-name="P1"/>
      <text:p text:style-name="P2">Fence In</text:p>
      <text:list text:style-name="L1">
        <text:list-item>
          <text:p text:style-name="P13"><text:span text:style-name="T3">All weapon </text:span><text:span text:style-name="T4">CB </text:span><text:span text:style-name="T3">switches on center console top</text:span><text:span text:style-name="T42"> ... </text:span><text:span text:style-name="T3">On</text:span></text:p>
        </text:list-item>
        <text:list-item>
          <text:p text:style-name="P24"><text:span text:style-name="T15">Weapons Safety Cover</text:span><text:span text:style-name="T25"> ... </text:span><text:span text:style-name="T16">Down</text:span><text:span text:style-name="T25"> (</text:span><text:span text:style-name="T15">Flip-down Trigger press</text:span><text:span text:style-name="T25">, tab on front of stick flips down to engage trigger)</text:span></text:p>
        </text:list-item>
      </text:list>
      <text:p text:style-name="P5"/>
      <text:p text:style-name="P8"><text:span text:style-name="T41">W</text:span><text:span text:style-name="T40">eapon notes</text:span></text:p>
      <text:list text:style-name="L2">
        <text:list-item>
          <text:p text:style-name="P14"><text:span text:style-name="T1">Trigger fires all weapons</text:span>.</text:p>
        </text:list-item>
        <text:list-item>
          <text:p text:style-name="P15">Must be <text:span text:style-name="T1">faster</text:span> than <text:span text:style-name="T1">310 kph</text:span><text:span text:style-name="T47"> (170 kts)</text:span> <text:span text:style-name="T47">to fire</text:span> weapons<text:span text:style-name="T47">.</text:span></text:p>
        </text:list-item>
        <text:list-item>
          <text:p text:style-name="P25"><text:span text:style-name="T26">When using guns or rockets, </text:span><text:span text:style-name="T17">t</text:span><text:span text:style-name="T18">hrottle is cut automatically</text:span><text:span text:style-name="T17"> while trigger is pulled</text:span><text:span text:style-name="T27"> to prevent flameout due to gas ingestion</text:span><text:span text:style-name="T26">. <text:s/>RPMs will continue to drop as long as trigger is held.</text:span></text:p>
        </text:list-item>
      </text:list>
      <text:p text:style-name="P6"/>
      <text:p text:style-name="P3">Rockets<text:span text:style-name="T45"> -- </text:span><text:span text:style-name="T44">S-5KO</text:span><text:span text:style-name="T45">,</text:span><text:span text:style-name="T44"> 16-round pods</text:span></text:p>
      <text:list xml:id="list844249888" text:style-name="L3">
        <text:list-item>
          <text:p text:style-name="P26"><text:span text:style-name="T19">WEAPON CARRIER</text:span><text:span text:style-name="T28"> pushbutton</text:span><text:span text:style-name="T29">s</text:span><text:span text:style-name="T28"> ... Select rocket pylons (</text:span><text:span text:style-name="T30">left</text:span><text:span text:style-name="T28"> button is outer, right button is inner)</text:span></text:p>
        </text:list-item>
      </text:list>
      <text:list text:style-name="L4">
        <text:list-item>
          <text:list>
            <text:list-item>
              <text:p text:style-name="P16">Both pylons can be selected at once; if different weapons are loaded, <text:span text:style-name="T46">only outer </text:span>pylons<text:span text:style-name="T46"> will fire.</text:span></text:p>
            </text:list-item>
            <text:list-item>
              <text:p text:style-name="P17">To deselect a pylon, press the small gray button below the white pushbutton.</text:p>
            </text:list-item>
          </text:list>
        </text:list-item>
      </text:list>
      <text:list xml:id="list144011923692623" text:continue-list="list844249888" text:style-name="L3">
        <text:list-item>
          <text:p text:style-name="P18"><text:span text:style-name="T1">MISS</text:span><text:span text:style-name="T5">.</text:span><text:span text:style-name="T1"> TRAIN</text:span> salvo switch ... As desired<text:span text:style-name="T46"> (left instrument panel)</text:span>:</text:p>
        </text:list-item>
      </text:list>
      <text:list text:style-name="L5">
        <text:list-item>
          <text:list>
            <text:list-item>
              <text:p text:style-name="P28"><text:span text:style-name="T19">MISS</text:span><text:span text:style-name="T20">. </text:span><text:span text:style-name="T19">TRAIN</text:span><text:span text:style-name="T28"> </text:span><text:span text:style-name="T31">--</text:span><text:span text:style-name="T28"> All rockets ripple fire as long as trigger is held</text:span></text:p>
            </text:list-item>
            <text:list-item>
              <text:p text:style-name="P28"><text:span text:style-name="T19">2</text:span><text:span text:style-name="T28"> </text:span><text:span text:style-name="T31">--</text:span><text:span text:style-name="T28"> 2 rockets fire with each press</text:span></text:p>
            </text:list-item>
            <text:list-item>
              <text:p text:style-name="P28"><text:span text:style-name="T19">4</text:span><text:span text:style-name="T28"> </text:span><text:span text:style-name="T31">--</text:span><text:span text:style-name="T28"> 4 rockets fire with each press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0">Quick presses of the trigger can fire fewer rockets<text:span text:style-name="T48"> in all modes.</text:span></text:p>
                </text:list-item>
              </text:list>
            </text:list-item>
          </text:list>
        </text:list-item>
      </text:list>
      <text:list xml:id="list144012007338700" text:continue-list="list144011923692623" text:style-name="L3">
        <text:list-item>
          <text:p text:style-name="P27"><text:span text:style-name="T32">Set gunsight depression</text:span><text:span text:style-name="T33"> (see tables on </text:span><text:span text:style-name="T34">other</text:span><text:span text:style-name="T33"> page)</text:span><text:span text:style-name="T29">; </text:span><text:span text:style-name="T21">15</text:span><text:span text:style-name="T20"> deg</text:span><text:span text:style-name="T29"> seems reasonable for short range attacks</text:span><text:span text:style-name="T35"> (while rocket motor is still burning)</text:span><text:span text:style-name="T29">.</text:span></text:p>
        </text:list-item>
        <text:list-item>
          <text:p text:style-name="P18"><text:span text:style-name="T43">Fire with </text:span><text:span text:style-name="T2">Trigger</text:span><text:span text:style-name="T43">.</text:span></text:p>
        </text:list-item>
      </text:list>
      <text:p text:style-name="P7"/>
      <text:p text:style-name="P4">Bombs</text:p>
      <text:list xml:id="list2421433034" text:style-name="L7">
        <text:list-item>
          <text:p text:style-name="P29"><text:span text:style-name="T19">WEAPON CARRIER</text:span><text:span text:style-name="T28"> pushbutton</text:span><text:span text:style-name="T29">s</text:span><text:span text:style-name="T28"> ... </text:span><text:span text:style-name="T19">Select </text:span><text:span text:style-name="T20">bomb </text:span><text:span text:style-name="T19">pylons</text:span><text:span text:style-name="T28"> (</text:span><text:span text:style-name="T30">left</text:span><text:span text:style-name="T28"> button is outer, right button is inner)</text:span><text:span text:style-name="T36"> (</text:span><text:span text:style-name="T21">Gray Reset Hat left/right</text:span><text:span text:style-name="T36"> to select, </text:span><text:span text:style-name="T21">shift-left/right</text:span><text:span text:style-name="T36"> to de-select)</text:span></text:p>
        </text:list-item>
      </text:list>
      <text:list text:style-name="L8">
        <text:list-item>
          <text:list>
            <text:list-item>
              <text:p text:style-name="P30"><text:span text:style-name="T28">Both pylons can be selected at once; if different weapons are loaded, </text:span><text:span text:style-name="T29">only outer </text:span><text:span text:style-name="T28">pylons</text:span><text:span text:style-name="T29"> will fire.</text:span></text:p>
            </text:list-item>
            <text:list-item>
              <text:p text:style-name="P19">To deselect a pylon, press the small gray button below the white pushbutton.</text:p>
            </text:list-item>
          </text:list>
        </text:list-item>
      </text:list>
      <text:list xml:id="list144014066191748" text:continue-list="list2421433034" text:style-name="L7">
        <text:list-item>
          <text:p text:style-name="P34"><text:span text:style-name="T22">B</text:span><text:span text:style-name="T6">OMBS</text:span><text:span text:style-name="T24"> switch ... </text:span><text:span text:style-name="T6">As desired</text:span><text:span text:style-name="T24"> (left instrument panel):</text:span></text:p>
        </text:list-item>
      </text:list>
      <text:list text:style-name="L9">
        <text:list-item>
          <text:list>
            <text:list-item>
              <text:p text:style-name="P21">Without MERs:</text:p>
              <text:list>
                <text:list-item>
                  <text:p text:style-name="P35"><text:span text:style-name="T6">TRAIN</text:span><text:span text:style-name="T24"> (up) -- Drops all bombs</text:span><text:span text:style-name="T36"> as long as trigger is held</text:span><text:span text:style-name="T24">, alternating pylons, outer first, then inner, with </text:span><text:span text:style-name="T6">0.15 sec</text:span><text:span text:style-name="T24"> interval.</text:span></text:p>
                </text:list-item>
                <text:list-item>
                  <text:p text:style-name="P31"><text:span text:style-name="T20">1</text:span><text:span text:style-name="T29"> </text:span><text:span text:style-name="T31">(middle) --</text:span><text:span text:style-name="T29"> Drops </text:span><text:span text:style-name="T36">one</text:span><text:span text:style-name="T29"> bomb per press from outer pylons, </text:span><text:span text:style-name="T37">then </text:span><text:span text:style-name="T35">both </text:span><text:span text:style-name="T29">bombs</text:span><text:span text:style-name="T35"> at once</text:span><text:span text:style-name="T29"> from inner pylons.</text:span></text:p>
                </text:list-item>
                <text:list-item>
                  <text:p text:style-name="P31"><text:span text:style-name="T20">SALVO</text:span><text:span text:style-name="T29"> </text:span><text:span text:style-name="T31">(down) --</text:span><text:span text:style-name="T29"> Drops all bombs simultaneously.</text:span></text:p>
                </text:list-item>
              </text:list>
            </text:list-item>
            <text:list-item>
              <text:p text:style-name="P37"><text:span text:style-name="T20">W</text:span><text:span text:style-name="T6">ith MERs</text:span><text:span text:style-name="T24"> (OFAB-100 Jupiter parachute-retarded bombs):</text:span></text:p>
              <text:list>
                <text:list-item>
                  <text:p text:style-name="P36"><text:span text:style-name="T20">T</text:span><text:span text:style-name="T6">RAIN</text:span><text:span text:style-name="T24"> (up) -- Drops all bombs, alternating pylons, outer first, then inner, with 0.15 sec interval.</text:span></text:p>
                </text:list-item>
                <text:list-item>
                  <text:p text:style-name="P32"><text:span text:style-name="T20">1</text:span><text:span text:style-name="T29"> </text:span><text:span text:style-name="T31">(middle) --</text:span><text:span text:style-name="T29"> Drops single bomb per press</text:span><text:span text:style-name="T38">, alternating pylons, out</text:span><text:span text:style-name="T35">er first</text:span><text:span text:style-name="T38">,</text:span><text:span text:style-name="T35"> then inner</text:span></text:p>
                </text:list-item>
                <text:list-item>
                  <text:p text:style-name="P32"><text:span text:style-name="T20">SALVO</text:span><text:span text:style-name="T29"> </text:span><text:span text:style-name="T31">(down) --</text:span><text:span text:style-name="T29"> Drops </text:span><text:span text:style-name="T35">1 bomb from all selected MERs </text:span><text:span text:style-name="T29">simultaneously</text:span><text:span text:style-name="T35"> (full load of 4 MERs gives 2 pickle presses)</text:span></text:p>
                </text:list-item>
              </text:list>
            </text:list-item>
          </text:list>
        </text:list-item>
      </text:list>
      <text:list xml:id="list144013807040010" text:continue-list="list144014066191748" text:style-name="L7">
        <text:list-item>
          <text:p text:style-name="P29"><text:span text:style-name="T25">Set gunsight depression</text:span><text:span text:style-name="T33"> (see tables on </text:span><text:span text:style-name="T34">other</text:span><text:span text:style-name="T33"> page)</text:span></text:p>
        </text:list-item>
        <text:list-item>
          <text:p text:style-name="P29"><text:span text:style-name="T32">Fire with </text:span><text:span text:style-name="T23">Trigger</text:span><text:span text:style-name="T32">.</text:span></text:p>
        </text:list-item>
      </text:list>
      <text:p text:style-name="P10"><text:span text:style-name="T32">O</text:span><text:span text:style-name="T24">FAB-100 notes</text:span></text:p>
      <text:list xml:id="list3659536592" text:style-name="L10">
        <text:list-item>
          <text:p text:style-name="P38"><text:span text:style-name="T24">Minimum altitude to avoid damage is around 20 m AGL regardless of speed</text:span><text:span text:style-name="T39"> (can go slightly lower if very fast, but never below 10 m)</text:span><text:span text:style-name="T24">. <text:s/>Minimum speed is 350 kph at 20 m.</text:span></text:p>
        </text:list-item>
        <text:list-item>
          <text:p text:style-name="P22">Bomb spacing with 0.15s interval (TRAIN mode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C"/>
        <table:table-row>
          <table:table-cell table:style-name="Table1.A1" table:number-rows-spanned="2" office:value-type="string">
            <text:p text:style-name="P9">Speed (kph)</text:p>
          </table:table-cell>
          <table:table-cell table:style-name="Table1.A1" table:number-columns-spanned="3" office:value-type="string">
            <text:p text:style-name="P9">Spacing (m)</text:p>
          </table:table-cell>
          <table:covered-table-cell/>
          <table:covered-table-cell/>
          <table:table-cell table:style-name="Table1.E1" table:number-columns-spanned="3" office:value-type="string">
            <text:p text:style-name="P9">Spacing (ft)</text:p>
          </table:table-cell>
          <table:covered-table-cell/>
          <table:covered-table-cell/>
        </table:table-row>
        <table:table-row>
          <table:covered-table-cell table:style-name="Table1.A1"/>
          <table:table-cell table:style-name="Table1.B2" office:value-type="string">
            <text:p text:style-name="P9">Single</text:p>
          </table:table-cell>
          <table:table-cell table:style-name="Table1.B2" office:value-type="string">
            <text:p text:style-name="P9">String of 4</text:p>
          </table:table-cell>
          <table:table-cell table:style-name="Table1.B2" office:value-type="string">
            <text:p text:style-name="P9">String of 8</text:p>
          </table:table-cell>
          <table:table-cell table:style-name="Table1.B2" office:value-type="string">
            <text:p text:style-name="P9">Single</text:p>
          </table:table-cell>
          <table:table-cell table:style-name="Table1.B2" office:value-type="string">
            <text:p text:style-name="P9">String of 4</text:p>
          </table:table-cell>
          <table:table-cell table:style-name="Table1.G2" office:value-type="string">
            <text:p text:style-name="P9">String of 8</text:p>
          </table:table-cell>
        </table:table-row>
        <table:table-row>
          <table:table-cell table:style-name="Table1.B2" office:value-type="string">
            <text:p text:style-name="P11">310</text:p>
          </table:table-cell>
          <table:table-cell table:style-name="Table1.B2" office:value-type="string">
            <text:p text:style-name="P12">12.9</text:p>
          </table:table-cell>
          <table:table-cell table:style-name="Table1.B2" office:value-type="string">
            <text:p text:style-name="P12">51.6</text:p>
          </table:table-cell>
          <table:table-cell table:style-name="Table1.B2" office:value-type="string">
            <text:p text:style-name="P12">103.3</text:p>
          </table:table-cell>
          <table:table-cell table:style-name="Table1.B2" office:value-type="string">
            <text:p text:style-name="P12">42.4</text:p>
          </table:table-cell>
          <table:table-cell table:style-name="Table1.B2" office:value-type="string">
            <text:p text:style-name="P12">169.5</text:p>
          </table:table-cell>
          <table:table-cell table:style-name="Table1.G2" office:value-type="string">
            <text:p text:style-name="P12">339.0</text:p>
          </table:table-cell>
        </table:table-row>
        <table:table-row>
          <table:table-cell table:style-name="Table1.B2" office:value-type="string">
            <text:p text:style-name="P11">350</text:p>
          </table:table-cell>
          <table:table-cell table:style-name="Table1.B2" office:value-type="string">
            <text:p text:style-name="P12">14.6</text:p>
          </table:table-cell>
          <table:table-cell table:style-name="Table1.B2" office:value-type="string">
            <text:p text:style-name="P12">58.3</text:p>
          </table:table-cell>
          <table:table-cell table:style-name="Table1.B2" office:value-type="string">
            <text:p text:style-name="P12">116.7</text:p>
          </table:table-cell>
          <table:table-cell table:style-name="Table1.B2" office:value-type="string">
            <text:p text:style-name="P12">47.8</text:p>
          </table:table-cell>
          <table:table-cell table:style-name="Table1.B2" office:value-type="string">
            <text:p text:style-name="P12">191.4</text:p>
          </table:table-cell>
          <table:table-cell table:style-name="Table1.G2" office:value-type="string">
            <text:p text:style-name="P12">382.8</text:p>
          </table:table-cell>
        </table:table-row>
        <table:table-row>
          <table:table-cell table:style-name="Table1.B2" office:value-type="string">
            <text:p text:style-name="P11">400</text:p>
          </table:table-cell>
          <table:table-cell table:style-name="Table1.B2" office:value-type="string">
            <text:p text:style-name="P12">16.7</text:p>
          </table:table-cell>
          <table:table-cell table:style-name="Table1.B2" office:value-type="string">
            <text:p text:style-name="P12">66.7</text:p>
          </table:table-cell>
          <table:table-cell table:style-name="Table1.B2" office:value-type="string">
            <text:p text:style-name="P12">133.3</text:p>
          </table:table-cell>
          <table:table-cell table:style-name="Table1.B2" office:value-type="string">
            <text:p text:style-name="P12">54.7</text:p>
          </table:table-cell>
          <table:table-cell table:style-name="Table1.B2" office:value-type="string">
            <text:p text:style-name="P12">218.7</text:p>
          </table:table-cell>
          <table:table-cell table:style-name="Table1.G2" office:value-type="string">
            <text:p text:style-name="P12">437.4</text:p>
          </table:table-cell>
        </table:table-row>
        <table:table-row>
          <table:table-cell table:style-name="Table1.B2" office:value-type="string">
            <text:p text:style-name="P11">450</text:p>
          </table:table-cell>
          <table:table-cell table:style-name="Table1.B2" office:value-type="string">
            <text:p text:style-name="P12">18.8</text:p>
          </table:table-cell>
          <table:table-cell table:style-name="Table1.B2" office:value-type="string">
            <text:p text:style-name="P12">75.0</text:p>
          </table:table-cell>
          <table:table-cell table:style-name="Table1.B2" office:value-type="string">
            <text:p text:style-name="P12">150.0</text:p>
          </table:table-cell>
          <table:table-cell table:style-name="Table1.B2" office:value-type="string">
            <text:p text:style-name="P12">61.5</text:p>
          </table:table-cell>
          <table:table-cell table:style-name="Table1.B2" office:value-type="string">
            <text:p text:style-name="P12">246.1</text:p>
          </table:table-cell>
          <table:table-cell table:style-name="Table1.G2" office:value-type="string">
            <text:p text:style-name="P12">492.1</text:p>
          </table:table-cell>
        </table:table-row>
        <table:table-row>
          <table:table-cell table:style-name="Table1.B2" office:value-type="string">
            <text:p text:style-name="P11">500</text:p>
          </table:table-cell>
          <table:table-cell table:style-name="Table1.B2" office:value-type="string">
            <text:p text:style-name="P12">20.8</text:p>
          </table:table-cell>
          <table:table-cell table:style-name="Table1.B2" office:value-type="string">
            <text:p text:style-name="P12">83.3</text:p>
          </table:table-cell>
          <table:table-cell table:style-name="Table1.B2" office:value-type="string">
            <text:p text:style-name="P12">166.7</text:p>
          </table:table-cell>
          <table:table-cell table:style-name="Table1.B2" office:value-type="string">
            <text:p text:style-name="P12">68.3</text:p>
          </table:table-cell>
          <table:table-cell table:style-name="Table1.B2" office:value-type="string">
            <text:p text:style-name="P12">273.4</text:p>
          </table:table-cell>
          <table:table-cell table:style-name="Table1.G2" office:value-type="string">
            <text:p text:style-name="P12">546.8</text:p>
          </table:table-cell>
        </table:table-row>
      </table:table>
      <text:list xml:id="list144012522650362" text:continue-numbering="true" text:style-name="L10">
        <text:list-header>
          <text:p text:style-name="P23">Max speed at sea level with 8x OFAB-100 is about 475 kph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0:11.807000000</dc:date>
    <meta:editing-duration>PT16H12M33S</meta:editing-duration>
    <meta:editing-cycles>68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88" meta:word-count="549" meta:character-count="2926" meta:non-whitespace-character-count="2494"/>
  </office:meta>
</office:document-meta>
</file>